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Palatino" svg:font-family="Palatino, 'Book Antiqua'" style:font-family-generic="roman"/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 style:font-name-complex="Arial" style:font-size-complex="10pt"/>
    </style:style>
    <style:style style:name="P2" style:family="paragraph" style:parent-style-name="Heading_20_1">
      <style:text-properties officeooo:rsid="00090326" officeooo:paragraph-rsid="00090326"/>
    </style:style>
    <style:style style:name="P3" style:family="paragraph" style:parent-style-name="Standard">
      <style:text-properties fo:color="#0000ff" style:font-name="Courier New" fo:language="none" fo:country="none" style:font-name-asian="Courier New" style:language-asian="none" style:country-asian="none" style:font-name-complex="Courier New" style:font-size-complex="10pt"/>
    </style:style>
    <style:style style:name="P4" style:family="paragraph" style:parent-style-name="Standard">
      <style:paragraph-properties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margin-left="0.501cm" fo:margin-right="0cm" fo:text-indent="-0.501cm" style:auto-text-indent="false"/>
    </style:style>
    <style:style style:name="P6" style:family="paragraph" style:parent-style-name="Standard">
      <style:paragraph-properties fo:margin-left="0.501cm" fo:margin-right="0cm" fo:text-indent="0cm" style:auto-text-indent="false"/>
    </style:style>
    <style:style style:name="P7" style:family="paragraph" style:parent-style-name="Standard">
      <style:paragraph-properties fo:margin-left="0.501cm" fo:margin-right="0cm" fo:text-indent="0cm" style:auto-text-indent="false"/>
      <style:text-properties fo:language="none" fo:country="none" style:language-asian="none" style:country-asian="none" style:font-name-complex="Arial" style:font-size-complex="10pt"/>
    </style:style>
    <style:style style:name="P8" style:family="paragraph" style:parent-style-name="Standard">
      <style:paragraph-properties fo:margin-left="0.501cm" fo:margin-right="0cm" fo:text-indent="0cm" style:auto-text-indent="false" style:text-autospace="none"/>
    </style:style>
    <style:style style:name="P9" style:family="paragraph" style:parent-style-name="Standard">
      <style:paragraph-properties fo:margin-left="0.501cm" fo:margin-right="0cm" fo:text-indent="0cm" style:auto-text-indent="false"/>
      <style:text-properties fo:language="sv" fo:country="SE" style:font-name-complex="Arial" style:font-size-complex="10pt"/>
    </style:style>
    <style:style style:name="P10" style:family="paragraph" style:parent-style-name="Standard">
      <style:paragraph-properties fo:margin-left="0.501cm" fo:margin-right="0cm" fo:text-indent="0cm" style:auto-text-indent="false">
        <style:tab-stops>
          <style:tab-stop style:position="1.251cm"/>
        </style:tab-stops>
      </style:paragraph-properties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 style:font-size-complex="10pt"/>
    </style:style>
    <style:style style:name="T3" style:family="text">
      <style:text-properties fo:language="sv" fo:country="SE"/>
    </style:style>
    <style:style style:name="T4" style:family="text">
      <style:text-properties fo:language="sv" fo:country="SE" style:font-name-complex="Arial" style:font-size-complex="10pt"/>
    </style:style>
    <style:style style:name="T5" style:family="text">
      <style:text-properties style:font-name="Courier New" fo:language="none" fo:country="none" style:language-asian="none" style:country-asian="none" style:font-name-complex="Courier New" style:font-size-complex="10pt"/>
    </style:style>
    <style:style style:name="T6" style:family="text">
      <style:text-properties fo:language="none" fo:country="none" style:language-asian="none" style:country-asian="none" style:font-name-complex="Arial" style:font-size-complex="10pt"/>
    </style:style>
    <style:style style:name="T7" style:family="text">
      <style:text-properties fo:language="none" fo:country="none" officeooo:rsid="0009306e" style:language-asian="none" style:country-asian="none" style:font-name-complex="Arial" style:font-size-complex="10pt"/>
    </style:style>
    <style:style style:name="T8" style:family="text">
      <style:text-properties fo:color="#0000ff" style:font-name="Courier New" fo:language="none" fo:country="none" style:language-asian="none" style:country-asian="none" style:font-name-complex="Courier New" style:font-size-complex="10pt"/>
    </style:style>
    <style:style style:name="T9" style:family="text">
      <style:text-properties fo:color="#808080" style:font-name="Courier New" fo:language="none" fo:country="none" style:language-asian="none" style:country-asian="none" style:font-name-complex="Courier New" style:font-size-complex="10pt"/>
    </style:style>
    <style:style style:name="T10" style:family="text">
      <style:text-properties fo:color="#ff0000" style:font-name="Courier New" fo:language="none" fo:country="none" style:language-asian="none" style:country-asian="none" style:font-name-complex="Courier New" style:font-size-complex="10pt"/>
    </style:style>
    <style:style style:name="T11" style:family="text">
      <style:text-properties fo:language="en" fo:country="US"/>
    </style:style>
    <style:style style:name="T12" style:family="text">
      <style:text-properties officeooo:rsid="000903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h text:style-name="P2" text:outline-level="1">Mitä on huolehdittava kuntoon ennen tietokannan varmistusta</text:h>
      <text:p text:style-name="P5"/>
      <text:p text:style-name="P3"><text:s/></text:p>
      <text:p text:style-name="P5"><text:span text:style-name="T12">a</text:span>)<text:tab/>Mitä kaikkea on ensin huolehdittava, että on kunnossa ennen kuin suorittaa varmistuksen esimerkiksi SQL Server:ssä?</text:p>
      <text:p text:style-name="P5"/>
      <text:p text:style-name="P6">Vastaus:</text:p>
      <text:p text:style-name="P6"/>
      <text:p text:style-name="P10">Tietokantojen taulut ja niiden indeksit on oltava eheitä. Niiden eheyden voi tarkistaa edellä esitellyn dbcc lauseen avulla SQL Server:ssä. Jos taulut ja indeksit eivät ole eheitä, voi varmistus epäonnistua. Tämän vuoksi on tärkeää, että niiden eheys tarkistetaan ja näin varmistutaan, että tietokantojen varmistukselle menee kunnossa oleva tietokanta. </text:p>
      <text:p text:style-name="P4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Palatino" svg:font-family="Palatino, 'Book Antiqua'" style:font-family-generic="roman"/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Liberation Serif" fo:font-size="12pt" fo:language="fi" fo:country="FI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35cm" fo:margin-bottom="0.212cm" loext:contextual-spacing="false"/>
      <style:text-properties fo:color="#3f4c98"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language="none" fo:country="none" fo:font-weight="bold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xl24" style:family="paragraph" style:parent-style-name="Standard">
      <style:paragraph-properties fo:margin-top="0.494cm" fo:margin-bottom="0.494cm" loext:contextual-spacing="false"/>
      <style:text-properties fo:font-style="italic" style:font-style-asian="italic" style:font-style-complex="italic"/>
    </style:style>
    <style:style style:name="xl25" style:family="paragraph" style:parent-style-name="Standard">
      <style:paragraph-properties fo:margin-top="0.494cm" fo:margin-bottom="0.494cm" loext:contextual-spacing="false" fo:text-align="center" style:justify-single-word="false" fo:padding="0cm" fo:border-left="0.99pt solid #000000" fo:border-right="none" fo:border-top="none" fo:border-bottom="none"/>
    </style:style>
    <style:style style:name="xl26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7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none"/>
    </style:style>
    <style:style style:name="xl28" style:family="paragraph" style:parent-style-name="Standard">
      <style:paragraph-properties fo:margin-top="0.494cm" fo:margin-bottom="0.494cm" loext:contextual-spacing="false" fo:text-align="center" style:justify-single-word="false" fo:padding="0cm" fo:border-left="0.99pt solid #000000" fo:border-right="none" fo:border-top="none" fo:border-bottom="0.99pt solid #000000"/>
    </style:style>
    <style:style style:name="xl29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none" fo:border-top="none" fo:border-bottom="0.99pt solid #000000"/>
    </style:style>
    <style:style style:name="xl30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0.99pt solid #000000"/>
    </style:style>
    <style:style style:name="xl31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0.99pt solid #000000" fo:border-bottom="none"/>
    </style:style>
    <style:style style:name="xl32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none" fo:border-top="0.99pt solid #000000" fo:border-bottom="none"/>
    </style:style>
    <style:style style:name="xl33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0.99pt solid #000000" fo:border-top="0.99pt solid #000000" fo:border-bottom="none"/>
    </style:style>
    <style:style style:name="xl34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none" fo:border-bottom="none"/>
    </style:style>
    <style:style style:name="xl35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</style:style>
    <style:style style:name="xl36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0.99pt solid #000000" fo:border-top="none" fo:border-bottom="none"/>
    </style:style>
    <style:style style:name="xl37" style:family="paragraph" style:parent-style-name="Standard">
      <style:paragraph-properties fo:margin-top="0.494cm" fo:margin-bottom="0.494cm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xl38" style:family="paragraph" style:parent-style-name="Standard">
      <style:paragraph-properties fo:margin-top="0.494cm" fo:margin-bottom="0.494cm" loext:contextual-spacing="false"/>
    </style:style>
    <style:style style:name="xl39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40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0.99pt solid #0000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41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none"/>
    </style:style>
    <style:style style:name="xl42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</style:style>
    <style:style style:name="xl43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44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none"/>
    </style:style>
    <style:style style:name="xl45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0.99pt solid #000000" fo:border-bottom="none"/>
    </style:style>
    <style:style style:name="xl46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none" fo:border-bottom="0.99pt solid #000000"/>
    </style:style>
    <style:style style:name="xl47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0.99pt solid #000000" fo:border-bottom="none"/>
    </style:style>
    <style:style style:name="xl48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0.99pt solid #0000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49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50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0.99pt solid #000000"/>
    </style:style>
    <style:style style:name="xl51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none" fo:border-bottom="0.99pt solid #0000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2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none" fo:border-bottom="0.99pt solid #00000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53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4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5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56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none" fo:border-top="0.99pt solid #000000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7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none" fo:border-top="0.99pt solid #000000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58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none" fo:border-top="none" fo:border-bottom="0.99pt solid #0000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9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0.99pt solid #000000" fo:border-bottom="none"/>
    </style:style>
    <style:style style:name="xl60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0.99pt solid #000000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1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0.99pt solid #000000"/>
    </style:style>
    <style:style style:name="xl62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0.99pt solid #000000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63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0.99pt solid #000000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4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0.99pt solid #000000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5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6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67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68" style:family="paragraph" style:parent-style-name="Standard">
      <style:paragraph-properties fo:margin-top="0.494cm" fo:margin-bottom="0.494cm" loext:contextual-spacing="false" fo:text-align="center" style:justify-single-word="false" fo:padding="0cm" fo:border-left="0.99pt solid #000000" fo:border-right="none" fo:border-top="none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9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0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none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1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0.99pt solid #000000" fo:border-top="0.99pt solid #000000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2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none" fo:border-top="none" fo:border-bottom="0.99pt solid #00000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3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74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0.99pt solid #000000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035cm" fo:margin-bottom="0.212cm" loext:contextual-spacing="false" fo:line-height="150%"/>
      <style:text-properties fo:color="#404040" style:font-name="Verdana" fo:font-family="Verdana" style:font-family-generic="swiss" style:font-pitch="variable" fo:font-size="10.5pt" fo:font-weight="bold" style:font-size-asian="10.5pt" style:font-weight-asian="bold" style:font-name-complex="Verdana" style:font-family-complex="Verdana" style:font-family-generic-complex="swiss" style:font-pitch-complex="variable" style:font-size-complex="10.5pt" style:font-weight-complex="bold"/>
    </style:style>
    <style:style style:name="normal" style:family="paragraph" style:parent-style-name="Standard">
      <style:paragraph-properties fo:margin-top="0.035cm" fo:margin-bottom="0.212cm" loext:contextual-spacing="false" fo:line-height="150%"/>
      <style:text-properties fo:color="#404040" style:font-name="Verdana" fo:font-family="Verdana" style:font-family-generic="swiss" style:font-pitch="variable" fo:font-size="10.5pt" fo:font-weight="bold" style:font-size-asian="10.5pt" style:font-weight-asian="bold" style:font-name-complex="Verdana" style:font-family-complex="Verdana" style:font-family-generic-complex="swiss" style:font-pitch-complex="variable" style:font-size-complex="10.5pt" style:font-weight-complex="bold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fi" fo:country="FI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223cm"/>
          <style:tab-stop style:position="16.983cm" style:type="right" style:leader-style="dotted" style:leader-text="."/>
        </style:tab-stops>
      </style:paragraph-properties>
    </style:style>
    <style:style style:name="Style_20_Heading_20_3_20__2b__20_10_20_pt" style:display-name="Style Heading 3 + 10 pt" style:family="paragraph" style:parent-style-name="Heading_20_3" style:next-style-name="Normal_20_Indent" style:default-outline-level="" style:list-style-name="">
      <style:paragraph-properties>
        <style:tab-stops>
          <style:tab-stop style:position="0.953cm"/>
        </style:tab-stops>
      </style:paragraph-properties>
      <style:text-properties fo:font-size="10pt" style:font-size-asian="10pt" style:font-size-complex="10pt"/>
    </style:style>
    <style:style style:name="Normal_20_Indent" style:display-name="Normal Indent" style:family="paragraph" style:parent-style-name="Standard">
      <style:paragraph-properties fo:margin-left="2.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Otsikko_20_3_20__2b__20_10_20_pt" style:display-name="Otsikko 3 + 10 pt" style:family="paragraph" style:parent-style-name="Heading_20_3" style:next-style-name="Standard" style:default-outline-level="" style:list-style-name="WW8Num5">
      <style:paragraph-properties>
        <style:tab-stops>
          <style:tab-stop style:position="0cm"/>
          <style:tab-stop style:position="0.953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fo:language="en" fo:country="US" style:letter-kerning="fals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SP.9.110680" style:family="paragraph" style:parent-style-name="Default" style:next-style-name="Default">
      <style:text-properties fo:color="#000000" style:font-name="Palatino" fo:font-family="Palatino, 'Book Antiqua'" style:font-family-generic="roman" style:font-name-complex="Times New Roman" style:font-family-complex="'Times New Roman'" style:font-family-generic-complex="roman" style:font-pitch-complex="variable"/>
    </style:style>
    <style:style style:name="SP.9.110661" style:family="paragraph" style:parent-style-name="Default" style:next-style-name="Default">
      <style:text-properties fo:color="#000000" style:font-name="Palatino" fo:font-family="Palatino, 'Book Antiqua'" style:font-family-generic="roman" style:font-name-complex="Times New Roman" style:font-family-complex="'Times New Roman'" style:font-family-generic-complex="roman" style:font-pitch-complex="variable"/>
    </style:style>
    <style:style style:name="SP.9.110929" style:family="paragraph" style:parent-style-name="Default" style:next-style-name="Default">
      <style:text-properties fo:color="#000000" style:font-name="Palatino" fo:font-family="Palatino, 'Book Antiqua'" style:font-family-generic="roman"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rmal_20_Char" style:display-name="normal Char" style:family="text">
      <style:text-properties fo:color="#404040" style:font-name="Verdana" fo:font-family="Verdana" style:font-family-generic="swiss" style:font-pitch="variable" fo:font-size="10.5pt" fo:language="fi" fo:country="FI" fo:font-weight="bold" style:font-size-asian="10.5pt" style:font-weight-asian="bold" style:font-name-complex="Verdana" style:font-family-complex="Verdana" style:font-family-generic-complex="swiss" style:font-pitch-complex="variable" style:font-size-complex="10.5pt" style:language-complex="ar" style:country-complex="SA" style:font-weight-complex="bold"/>
    </style:style>
    <style:style style:name="Heading_20_3_20_Char" style:display-name="Heading 3 Char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Style_20_Heading_20_3_20__2b__20_10_20_pt_20_Char" style:display-name="Style Heading 3 + 10 pt Char" style:family="text" style:parent-style-name="Heading_20_3_20_Char"/>
    <style:style style:name="Otsikko_20_3_20__2b__20_10_20_pt_20_Char" style:display-name="Otsikko 3 + 10 pt Char" style:family="text">
      <style:text-properties style:font-name="Arial" fo:font-family="Arial" style:font-family-generic="swiss" style:font-pitch="variable" fo:language="none" fo:country="non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oter_20_Char" style:display-name="Footer Char" style:family="text">
      <style:text-properties fo:font-size="12pt" fo:language="fi" fo:country="FI" style:font-size-asian="12pt" style:font-size-complex="12pt" style:language-complex="ar" style:country-complex="SA"/>
    </style:style>
    <style:style style:name="Normal_20_Indent_20_Char" style:display-name="Normal Indent Char" style:family="text">
      <style:text-properties fo:font-size="12pt" fo:language="fi" fo:country="FI" style:font-size-asian="12pt" style:font-size-complex="12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SC.9.303106" style:family="text">
      <style:text-properties fo:color="#000000" fo:font-size="10pt" style:font-size-asian="10pt" style:font-name-complex="Palatino" style:font-family-complex="Palatino, 'Book Antiqua'" style:font-family-generic-complex="roman" style:font-size-complex="10pt"/>
    </style:style>
    <style:style style:name="label3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 text:start-value="18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 text:start-value="19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11">
        <style:list-level-properties text:list-level-position-and-space-mode="label-alignment">
          <style:list-level-label-alignment text:label-followed-by="listtab" text:list-tab-stop-position="0.661cm" fo:text-indent="-0.661cm" fo:margin-left="0.661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0.661cm" fo:text-indent="-0.661cm" fo:margin-left="0.661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Aria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 text:start-value="16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7z0" style:num-format="1" text:start-value="2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 style:font-name-complex="Arial" style:font-size-complex="10pt"/>
    </style:style>
    <style:style style:name="MT1" style:family="text">
      <style:text-properties fo:language="none" fo:country="none" style:language-asian="none" style:country-asian="none" style:font-name-complex="Arial" style:font-size-complex="10pt"/>
    </style:style>
    <style:style style:name="MT2" style:family="text">
      <style:text-properties fo:language="none" fo:country="none" officeooo:rsid="0009306e" style:language-asian="none" style:country-asian="none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1.249cm" fo:margin-bottom="2.49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Haaga-Helia</text:p>
        <text:p text:style-name="Header"><text:span text:style-name="MT1">SOF006AS3A,Tietokan</text:span><text:span text:style-name="MT2">nan </text:span><text:span text:style-name="MT1">hallinta <text:line-break/>Sauli Isonikkilä<text:tab/><text:tab/></text:span><text:span text:style-name="Page_20_Number"><text:span text:style-name="MT1"><text:page-number text:select-page="current">1</text:page-number></text:span></text:span><text:span text:style-name="Page_20_Number"><text:span text:style-name="MT1">(</text:span></text:span><text:span text:style-name="Page_20_Number"><text:span text:style-name="MT1"><text:page-count style:num-format="1">1</text:page-count></text:span></text:span><text:span text:style-name="Page_20_Number"><text:span text:style-name="MT1">)</text:span></text:span></text:p>
        <text:p text:style-name="Header"><text:span text:style-name="Page_20_Number"><text:span text:style-name="MT1"/>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IBM DB2</dc:title>
    <dc:subject>Tietokantahallinta</dc:subject>
    <meta:keyword/>
    <meta:initial-creator>Sauli Isonikkilä</meta:initial-creator>
    <meta:creation-date>2013-04-01T08:49:00</meta:creation-date>
    <dc:creator>Sauli Isonikkilä </dc:creator>
    <dc:date>2024-03-19T13:57:54.164000000</dc:date>
    <meta:print-date>2013-04-06T11:40:00</meta:print-date>
    <meta:editing-cycles>46</meta:editing-cycles>
    <meta:editing-duration>PT3H35M5S</meta:editing-duration>
    <meta:generator>LibreOffice/6.4.7.2$Windows_X86_64 LibreOffice_project/639b8ac485750d5696d7590a72ef1b496725cfb5</meta:generator>
    <meta:document-statistic meta:table-count="0" meta:image-count="0" meta:object-count="0" meta:page-count="1" meta:paragraph-count="7" meta:word-count="77" meta:character-count="605" meta:non-whitespace-character-count="530"/>
  </office:meta>
</office:document-meta>
</file>